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B000003AEB8C0F2E8944D568F.png" manifest:media-type="image/png"/>
  <manifest:file-entry manifest:full-path="Pictures/10000001000006B0000002AA0EB757DBFE379E05.png" manifest:media-type="image/png"/>
  <manifest:file-entry manifest:full-path="Pictures/10000001000003C4000001647299A08F33A7516C.png" manifest:media-type="image/png"/>
  <manifest:file-entry manifest:full-path="Pictures/100000010000053B000002274E9200FD40F9534A.png" manifest:media-type="image/png"/>
  <manifest:file-entry manifest:full-path="Pictures/10000001000002F1000001340ACFEC0B4C61A994.png" manifest:media-type="image/png"/>
  <manifest:file-entry manifest:full-path="Pictures/100000010000075C000004BE549E6A59957A4448.png" manifest:media-type="image/png"/>
  <manifest:file-entry manifest:full-path="Pictures/1000000100000368000000F8C8E8F95CE2C6DD67.png" manifest:media-type="image/png"/>
  <manifest:file-entry manifest:full-path="Pictures/10000001000005D600000218729C22505784E888.png" manifest:media-type="image/png"/>
  <manifest:file-entry manifest:full-path="Pictures/10000001000002FC000000CD0D35DB198B41A3E1.png" manifest:media-type="image/png"/>
  <manifest:file-entry manifest:full-path="Pictures/10000001000003C4000002011AF3922E4ECEA24F.png" manifest:media-type="image/png"/>
  <manifest:file-entry manifest:full-path="Pictures/10000001000003C70000015E667A5C3FED38358D.png" manifest:media-type="image/png"/>
  <manifest:file-entry manifest:full-path="Pictures/1000000100000311000003102568B03ADF1F3A12.png" manifest:media-type="image/png"/>
  <manifest:file-entry manifest:full-path="Pictures/10000001000003C70000015EB80CDDCEC436FFFE.png" manifest:media-type="image/png"/>
  <manifest:file-entry manifest:full-path="Pictures/100000010000075C000004BE7EEA06397CDA13CE.png" manifest:media-type="image/png"/>
  <manifest:file-entry manifest:full-path="Pictures/100000010000075C000004BEC8DB8F67A3F7562B.png" manifest:media-type="image/png"/>
  <manifest:file-entry manifest:full-path="Pictures/10000001000003CD0000018213FF8705438F04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0.0945in" svg:width="6.6929in" svg:height="2.6661in" draw:z-index="0"><draw:image xlink:href="Pictures/10000001000006B0000002AA0EB757DBFE379E05.png" xlink:type="simple" xlink:show="embed" xlink:actuate="onLoad" draw:mime-type="image/png"/></draw:frame><draw:frame draw:style-name="fr1" draw:name="Image2" text:anchor-type="char" svg:x="-0.1091in" svg:y="2.7264in" svg:width="6.6929in" svg:height="1.9035in" draw:z-index="1"><draw:image xlink:href="Pictures/1000000100000368000000F8C8E8F95CE2C6DD67.png" xlink:type="simple" xlink:show="embed" xlink:actuate="onLoad" draw:mime-type="image/png"/></draw:frame><draw:frame draw:style-name="fr1" draw:name="Image4" text:anchor-type="char" svg:x="-0.0835in" svg:y="4.6929in" svg:width="6.6929in" svg:height="2.4008in" draw:z-index="2"><draw:image xlink:href="Pictures/10000001000005D600000218729C22505784E888.png" xlink:type="simple" xlink:show="embed" xlink:actuate="onLoad" draw:mime-type="image/png"/></draw:frame><draw:frame draw:style-name="fr1" draw:name="Image3" text:anchor-type="char" svg:x="-0.052in" svg:y="7.1453in" svg:width="6.6929in" svg:height="1.7957in" draw:z-index="3"><draw:image xlink:href="Pictures/10000001000002FC000000CD0D35DB198B41A3E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in" svg:y="0.2398in" svg:width="6.6929in" svg:height="2.4717in" draw:z-index="4"><draw:image xlink:href="Pictures/10000001000003C4000001647299A08F33A7516C.png" xlink:type="simple" xlink:show="embed" xlink:actuate="onLoad" draw:mime-type="image/png"/></draw:frame><text:soft-page-break/></text:p>
      <text:p text:style-name="Standard"/>
      <text:p text:style-name="Standard"><draw:frame draw:style-name="fr3" draw:name="Image6" text:anchor-type="char" svg:width="6.6929in" svg:height="6.6839in" draw:z-index="5"><draw:image xlink:href="Pictures/1000000100000311000003102568B03ADF1F3A12.png" xlink:type="simple" xlink:show="embed" xlink:actuate="onLoad" draw:mime-type="image/png"/></draw:frame></text:p>
      <text:p text:style-name="Standard"/>
      <text:p text:style-name="Standard"><draw:frame draw:style-name="fr3" draw:name="Image7" text:anchor-type="char" svg:width="6.6929in" svg:height="2.7543in" draw:z-index="6"><draw:image xlink:href="Pictures/100000010000053B000002274E9200FD40F9534A.png" xlink:type="simple" xlink:show="embed" xlink:actuate="onLoad" draw:mime-type="image/png"/></draw:frame><text:soft-page-break/></text:p>
      <text:p text:style-name="Standard"><draw:frame draw:style-name="fr3" draw:name="Image8" text:anchor-type="char" svg:width="6.6929in" svg:height="2.422in" draw:z-index="7"><draw:image xlink:href="Pictures/10000001000003C70000015EB80CDDCEC436FFFE.png" xlink:type="simple" xlink:show="embed" xlink:actuate="onLoad" draw:mime-type="image/png"/></draw:frame></text:p>
      <text:p text:style-name="Standard"><draw:frame draw:style-name="fr3" draw:name="Image9" text:anchor-type="char" svg:width="6.6929in" svg:height="2.422in" draw:z-index="8"><draw:image xlink:href="Pictures/10000001000003C70000015E667A5C3FED38358D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10" text:anchor-type="char" svg:width="6.6929in" svg:height="4.3126in" draw:z-index="9"><draw:image xlink:href="Pictures/100000010000075C000004BE7EEA06397CDA13CE.png" xlink:type="simple" xlink:show="embed" xlink:actuate="onLoad" draw:mime-type="image/png"/></draw:frame><text:soft-page-break/></text:p>
      <text:p text:style-name="Standard"><draw:frame draw:style-name="fr2" draw:name="Image11" text:anchor-type="char" svg:width="6.6929in" svg:height="4.3126in" draw:z-index="10"><draw:image xlink:href="Pictures/100000010000075C000004BEC8DB8F67A3F7562B.png" xlink:type="simple" xlink:show="embed" xlink:actuate="onLoad" draw:mime-type="image/png"/></draw:frame></text:p>
      <text:p text:style-name="Standard"><draw:frame draw:style-name="fr2" draw:name="Image12" text:anchor-type="char" svg:width="6.6929in" svg:height="4.3126in" draw:z-index="11"><draw:image xlink:href="Pictures/100000010000075C000004BE549E6A59957A4448.png" xlink:type="simple" xlink:show="embed" xlink:actuate="onLoad" draw:mime-type="image/png"/></draw:frame><text:soft-page-break/></text:p>
      <text:p text:style-name="Standard"><draw:frame draw:style-name="fr2" draw:name="Image13" text:anchor-type="char" svg:width="6.6929in" svg:height="4.3126in" draw:z-index="12"><draw:image xlink:href="Pictures/10000001000003CD0000018213FF8705438F0472.png" xlink:type="simple" xlink:show="embed" xlink:actuate="onLoad" draw:mime-type="image/png"/></draw:frame></text:p>
      <text:p text:style-name="Standard"><draw:frame draw:style-name="fr2" draw:name="Image14" text:anchor-type="char" svg:width="6.6929in" svg:height="3.561in" draw:z-index="13"><draw:image xlink:href="Pictures/10000001000003C4000002011AF3922E4ECEA24F.png" xlink:type="simple" xlink:show="embed" xlink:actuate="onLoad" draw:mime-type="image/png"/></draw:frame><text:soft-page-break/></text:p>
      <text:p text:style-name="Standard"/>
      <text:p text:style-name="Standard"><draw:frame draw:style-name="fr2" draw:name="Image15" text:anchor-type="char" svg:width="6.6929in" svg:height="8.2634in" draw:z-index="14"><draw:image xlink:href="Pictures/10000001000002FB000003AEB8C0F2E8944D568F.png" xlink:type="simple" xlink:show="embed" xlink:actuate="onLoad" draw:mime-type="image/png"/></draw:frame><text:soft-page-break/></text:p>
      <text:p text:style-name="Standard"><draw:frame draw:style-name="fr1" draw:name="Image16" text:anchor-type="char" svg:x="0.0201in" svg:y="-0.3992in" svg:width="6.6929in" svg:height="2.7374in" draw:z-index="15"><draw:image xlink:href="Pictures/10000001000002F1000001340ACFEC0B4C61A99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1:18:16.880739987</meta:creation-date>
    <meta:generator>LibreOffice/7.3.7.2$Linux_X86_64 LibreOffice_project/30$Build-2</meta:generator>
    <dc:date>2024-10-31T13:44:47.151210254</dc:date>
    <meta:editing-duration>PT1H55M24S</meta:editing-duration>
    <meta:editing-cycles>5</meta:editing-cycles>
    <meta:document-statistic meta:table-count="0" meta:image-count="16" meta:object-count="0" meta:page-count="8" meta:paragraph-count="0" meta:word-count="0" meta:character-count="0" meta:non-whitespace-character-count="0"/>
  </office:meta>
</office:document-meta>
</file>